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5f_1" draw:shadow="visible" draw:shadow-offset-x="0.051cm" draw:shadow-offset-y="0.051cm" draw:shadow-color="#cdcdcd" draw:shadow-opacity="50%"/>
    </style:style>
    <style:style style:name="gr2" style:family="graphic" style:parent-style-name="standard">
      <style:graphic-properties draw:stroke="solid" svg:stroke-width="0.009cm" svg:stroke-color="#404040" svg:stroke-opacity="100%" draw:stroke-linejoin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45cm" fo:padding-top="0cm" fo:padding-bottom="0cm" fo:padding-left="0cm" fo:padding-right="0cm"/>
    </style:style>
    <style:style style:name="gr4" style:family="graphic" style:parent-style-name="standard">
      <style:graphic-properties draw:stroke="none" draw:fill="gradient" draw:fill-gradient-name="Gradient_5f_2" draw:shadow="visible" draw:shadow-offset-x="0.051cm" draw:shadow-offset-y="0.051cm" draw:shadow-color="#cdcdcd" draw:shadow-opacity="50%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3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35cm" svg:stroke-color="#404040" svg:stroke-opacity="100%" draw:stroke-linejoin="round" draw:fill="non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gradient" draw:fill-gradient-name="Gradient_5f_3" draw:shadow="visible" draw:shadow-offset-x="0.051cm" draw:shadow-offset-y="0.051cm" draw:shadow-color="#cdcdcd" draw:shadow-opacity="50%"/>
    </style:style>
    <style:style style:name="gr8" style:family="graphic" style:parent-style-name="standard">
      <style:graphic-properties draw:stroke="none" draw:fill="gradient" draw:fill-gradient-name="Gradient_5f_4" draw:shadow="visible" draw:shadow-offset-x="0.051cm" draw:shadow-offset-y="0.051cm" draw:shadow-color="#cdcdcd" draw:shadow-opacity="50%"/>
    </style:style>
    <style:style style:name="gr9" style:family="graphic" style:parent-style-name="standard">
      <style:graphic-properties draw:stroke="none" draw:fill="gradient" draw:fill-gradient-name="Gradient_5f_5" draw:shadow="visible" draw:shadow-offset-x="0.051cm" draw:shadow-offset-y="0.051cm" draw:shadow-color="#cdcdcd" draw:shadow-opacity="50%"/>
    </style:style>
    <style:style style:name="gr10" style:family="graphic" style:parent-style-name="standard">
      <style:graphic-properties draw:stroke="none" draw:fill="gradient" draw:fill-gradient-name="Gradient_5f_6" draw:shadow="visible" draw:shadow-offset-x="0.051cm" draw:shadow-offset-y="0.051cm" draw:shadow-color="#cdcdcd" draw:shadow-opacity="50%"/>
    </style:style>
    <style:style style:name="gr11" style:family="graphic" style:parent-style-name="standard">
      <style:graphic-properties draw:stroke="none" draw:fill="gradient" draw:fill-gradient-name="Gradient_5f_7" draw:shadow="visible" draw:shadow-offset-x="0.051cm" draw:shadow-offset-y="0.051cm" draw:shadow-color="#cdcdcd" draw:shadow-opacity="50%"/>
    </style:style>
    <style:style style:name="gr12" style:family="graphic" style:parent-style-name="standard">
      <style:graphic-properties draw:stroke="none" draw:fill="gradient" draw:fill-gradient-name="Gradient_5f_8" draw:shadow="visible" draw:shadow-offset-x="0.051cm" draw:shadow-offset-y="0.051cm" draw:shadow-color="#cdcdcd" draw:shadow-opacity="50%"/>
    </style:style>
    <style:style style:name="gr13" style:family="graphic" style:parent-style-name="standard">
      <style:graphic-properties draw:stroke="none" draw:fill="gradient" draw:fill-gradient-name="Gradient_5f_9" draw:shadow="visible" draw:shadow-offset-x="0.051cm" draw:shadow-offset-y="0.051cm" draw:shadow-color="#cdcdcd" draw:shadow-opacity="50%"/>
    </style:style>
    <style:style style:name="gr14" style:family="graphic" style:parent-style-name="standard">
      <style:graphic-properties draw:stroke="none" draw:fill="gradient" draw:fill-gradient-name="Gradient_5f_10" draw:shadow="visible" draw:shadow-offset-x="0.051cm" draw:shadow-offset-y="0.051cm" draw:shadow-color="#cdcdcd" draw:shadow-opacity="50%"/>
    </style:style>
    <style:style style:name="gr15" style:family="graphic" style:parent-style-name="standard">
      <style:graphic-properties draw:stroke="none" draw:fill="gradient" draw:fill-gradient-name="Gradient_5f_11" draw:shadow="visible" draw:shadow-offset-x="0.051cm" draw:shadow-offset-y="0.051cm" draw:shadow-color="#cdcdcd" draw:shadow-opacity="50%"/>
    </style:style>
    <style:style style:name="gr16" style:family="graphic" style:parent-style-name="standard">
      <style:graphic-properties draw:stroke="none" draw:fill="gradient" draw:fill-gradient-name="Gradient_5f_12" draw:shadow="visible" draw:shadow-offset-x="0.051cm" draw:shadow-offset-y="0.051cm" draw:shadow-color="#cdcdcd" draw:shadow-opacity="50%"/>
    </style:style>
    <style:style style:name="gr17" style:family="graphic" style:parent-style-name="standard">
      <style:graphic-properties draw:stroke="none" draw:fill="gradient" draw:fill-gradient-name="Gradient_5f_13" draw:shadow="visible" draw:shadow-offset-x="0.051cm" draw:shadow-offset-y="0.051cm" draw:shadow-color="#cdcdcd" draw:shadow-opacity="50%"/>
    </style:style>
    <style:style style:name="gr18" style:family="graphic" style:parent-style-name="standard">
      <style:graphic-properties draw:stroke="none" draw:fill="gradient" draw:fill-gradient-name="Gradient_5f_14" draw:shadow="visible" draw:shadow-offset-x="0.051cm" draw:shadow-offset-y="0.051cm" draw:shadow-color="#cdcdcd" draw:shadow-opacity="50%"/>
    </style:style>
    <style:style style:name="gr19" style:family="graphic" style:parent-style-name="standard">
      <style:graphic-properties draw:stroke="none" draw:fill="gradient" draw:fill-gradient-name="Gradient_5f_15" draw:shadow="visible" draw:shadow-offset-x="0.051cm" draw:shadow-offset-y="0.051cm" draw:shadow-color="#cdcdcd" draw:shadow-opacity="50%"/>
    </style:style>
    <style:style style:name="gr20" style:family="graphic" style:parent-style-name="standard">
      <style:graphic-properties draw:stroke="none" draw:fill="gradient" draw:fill-gradient-name="Gradient_5f_16" draw:shadow="visible" draw:shadow-offset-x="0.051cm" draw:shadow-offset-y="0.051cm" draw:shadow-color="#cdcdcd" draw:shadow-opacity="50%"/>
    </style:style>
    <style:style style:name="gr21" style:family="graphic" style:parent-style-name="standard">
      <style:graphic-properties draw:stroke="none" draw:fill="gradient" draw:fill-gradient-name="Gradient_5f_17" draw:shadow="visible" draw:shadow-offset-x="0.051cm" draw:shadow-offset-y="0.051cm" draw:shadow-color="#cdcdcd" draw:shadow-opacity="50%"/>
    </style:style>
    <style:style style:name="gr22" style:family="graphic" style:parent-style-name="standard">
      <style:graphic-properties draw:stroke="none" draw:fill="gradient" draw:fill-gradient-name="Gradient_5f_18" draw:shadow="visible" draw:shadow-offset-x="0.051cm" draw:shadow-offset-y="0.051cm" draw:shadow-color="#cdcdcd" draw:shadow-opacity="50%"/>
    </style:style>
    <style:style style:name="gr23" style:family="graphic" style:parent-style-name="standard">
      <style:graphic-properties draw:stroke="none" draw:fill="gradient" draw:fill-gradient-name="Gradient_5f_19" draw:shadow="visible" draw:shadow-offset-x="0.051cm" draw:shadow-offset-y="0.051cm" draw:shadow-color="#cdcdcd" draw:shadow-opacity="50%"/>
    </style:style>
    <style:style style:name="gr24" style:family="graphic" style:parent-style-name="standard">
      <style:graphic-properties draw:stroke="none" draw:fill="gradient" draw:fill-gradient-name="Gradient_5f_20" draw:shadow="visible" draw:shadow-offset-x="0.051cm" draw:shadow-offset-y="0.051cm" draw:shadow-color="#cdcdcd" draw:shadow-opacity="50%"/>
    </style:style>
    <style:style style:name="gr25" style:family="graphic" style:parent-style-name="standard">
      <style:graphic-properties draw:stroke="none" draw:fill="gradient" draw:fill-gradient-name="Gradient_5f_21" draw:shadow="visible" draw:shadow-offset-x="0.051cm" draw:shadow-offset-y="0.051cm" draw:shadow-color="#cdcdcd" draw:shadow-opacity="50%"/>
    </style:style>
    <style:style style:name="gr26" style:family="graphic" style:parent-style-name="standard">
      <style:graphic-properties draw:stroke="none" draw:fill="gradient" draw:fill-gradient-name="Gradient_5f_22" draw:shadow="visible" draw:shadow-offset-x="0.051cm" draw:shadow-offset-y="0.051cm" draw:shadow-color="#cdcdcd" draw:shadow-opacity="50%"/>
    </style:style>
    <style:style style:name="gr27" style:family="graphic" style:parent-style-name="standard">
      <style:graphic-properties draw:stroke="none" draw:fill="gradient" draw:fill-gradient-name="Gradient_5f_23" draw:shadow="visible" draw:shadow-offset-x="0.051cm" draw:shadow-offset-y="0.051cm" draw:shadow-color="#cdcdcd" draw:shadow-opacity="50%"/>
    </style:style>
    <style:style style:name="gr28" style:family="graphic" style:parent-style-name="standard">
      <style:graphic-properties draw:stroke="none" draw:fill="gradient" draw:fill-gradient-name="Gradient_5f_24" draw:shadow="visible" draw:shadow-offset-x="0.051cm" draw:shadow-offset-y="0.051cm" draw:shadow-color="#cdcdcd" draw:shadow-opacity="50%"/>
    </style:style>
    <style:style style:name="gr29" style:family="graphic" style:parent-style-name="standard">
      <style:graphic-properties draw:stroke="none" draw:fill="gradient" draw:fill-gradient-name="Gradient_5f_25" draw:shadow="visible" draw:shadow-offset-x="0.051cm" draw:shadow-offset-y="0.051cm" draw:shadow-color="#cdcdcd" draw:shadow-opacity="50%"/>
    </style:style>
    <style:style style:name="gr30" style:family="graphic" style:parent-style-name="standard">
      <style:graphic-properties draw:stroke="none" draw:fill="gradient" draw:fill-gradient-name="Gradient_5f_26" draw:shadow="visible" draw:shadow-offset-x="0.051cm" draw:shadow-offset-y="0.051cm" draw:shadow-color="#cdcdcd" draw:shadow-opacity="50%"/>
    </style:style>
    <style:style style:name="gr31" style:family="graphic" style:parent-style-name="standard">
      <style:graphic-properties draw:stroke="none" draw:fill="gradient" draw:fill-gradient-name="Gradient_5f_27" draw:shadow="visible" draw:shadow-offset-x="0.051cm" draw:shadow-offset-y="0.051cm" draw:shadow-color="#cdcdcd" draw:shadow-opacity="50%"/>
    </style:style>
    <style:style style:name="gr32" style:family="graphic" style:parent-style-name="standard">
      <style:graphic-properties draw:stroke="none" draw:fill="gradient" draw:fill-gradient-name="Gradient_5f_28" draw:shadow="visible" draw:shadow-offset-x="0.051cm" draw:shadow-offset-y="0.051cm" draw:shadow-color="#cdcdcd" draw:shadow-opacity="50%"/>
    </style:style>
    <style:style style:name="gr33" style:family="graphic" style:parent-style-name="standard">
      <style:graphic-properties draw:stroke="none" draw:fill="gradient" draw:fill-gradient-name="Gradient_5f_29" draw:shadow="visible" draw:shadow-offset-x="0.051cm" draw:shadow-offset-y="0.051cm" draw:shadow-color="#cdcdcd" draw:shadow-opacity="50%"/>
    </style:style>
    <style:style style:name="gr34" style:family="graphic" style:parent-style-name="standard">
      <style:graphic-properties draw:stroke="none" draw:fill="gradient" draw:fill-gradient-name="Gradient_5f_30" draw:shadow="visible" draw:shadow-offset-x="0.051cm" draw:shadow-offset-y="0.051cm" draw:shadow-color="#cdcdcd" draw:shadow-opacity="50%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fo:font-family="Arial" fo:font-size="8pt" fo:font-weight="bold" style:font-family-asian="Arial" style:font-size-asian="8pt" style:font-weight-asian="bold" style:font-family-complex="Arial" style:font-size-complex="8pt" style:font-weight-complex="bold"/>
    </style:style>
    <style:style style:name="T2" style:family="text">
      <style:text-properties fo:color="#000000" fo:font-family="Arial" fo:font-size="8pt" style:font-family-asian="Arial" style:font-size-asian="8pt" style:font-family-complex="Arial" style:font-size-complex="8pt"/>
    </style:style>
    <style:style style:name="T3" style:family="text">
      <style:text-properties fo:color="#000000" fo:font-family="Calibri" fo:font-size="8pt" style:font-family-asian="Calibri" style:font-size-asian="8pt" style:font-family-complex="Calibri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olygon draw:style-name="gr1" draw:layer="layout" svg:width="5.398cm" svg:height="0.898cm" svg:x="0.9cm" svg:y="1.2cm" svg:viewBox="0 0 5399 899" draw:points="0,899 0,0 5399,0 5399,899">
              <text:p/>
            </draw:polygon>
            <draw:path draw:style-name="gr2" draw:layer="layout" svg:width="5.398cm" svg:height="0.898cm" svg:x="0.9cm" svg:y="1.2cm" svg:viewBox="0 0 5399 899" svg:d="m0 899v-899h5399v899zm44-45v-810h5310v810z">
              <text:p/>
            </draw:path>
          </draw:g>
          <draw:frame draw:style-name="gr3" draw:layer="layout" svg:width="5.209cm" svg:height="1.792cm" svg:x="0.996cm" svg:y="0.754cm">
            <draw:text-box>
              <text:p text:style-name="P1"><text:span text:style-name="T1"><text:line-break/></text:span><text:span text:style-name="T2">Progetto </text:span><text:span text:style-name="T2"><text:line-break/></text:span><text:span text:style-name="T2">Realizzazione Copertura WIFI Sannicola</text:span><text:span text:style-name="T2"><text:line-break/></text:span><text:span text:style-name="T2"> </text:span><text:span text:style-name="T2"><text:line-break/></text:span><text:span text:style-name="T2"/></text:p>
            </draw:text-box>
          </draw:frame>
        </draw:g>
        <draw:g>
          <draw:g>
            <draw:polygon draw:style-name="gr4" draw:layer="layout" svg:width="6.599cm" svg:height="0.598cm" svg:x="3.9cm" svg:y="2.7cm" svg:viewBox="0 0 6600 599" draw:points="0,599 0,0 6600,0 6600,599">
              <text:p/>
            </draw:polygon>
            <draw:path draw:style-name="gr2" draw:layer="layout" svg:width="6.599cm" svg:height="0.598cm" svg:x="3.9cm" svg:y="2.7cm" svg:viewBox="0 0 6600 599" svg:d="m0 599v-599h6600v599zm29-30v-540h6541v540z">
              <text:p/>
            </draw:path>
          </draw:g>
          <draw:frame draw:style-name="gr5" draw:layer="layout" svg:width="6.444cm" svg:height="1.399cm" svg:x="3.978cm" svg:y="2.301cm">
            <draw:text-box>
              <text:p text:style-name="P1"><text:span text:style-name="T2"><text:line-break/></text:span><text:span text:style-name="T3">Pianificazione del Progetto </text:span><text:span text:style-name="T3"><text:line-break/></text:span><text:span text:style-name="T3"> </text:span><text:span text:style-name="T3"><text:line-break/></text:span><text:span text:style-name="T3"/></text:p>
            </draw:text-box>
          </draw:frame>
        </draw:g>
        <draw:polyline draw:style-name="gr6" draw:layer="layout" svg:width="0.298cm" svg:height="0.898cm" svg:x="3.6cm" svg:y="2.1cm" svg:viewBox="0 0 299 899" draw:points="0,0 0,899 299,899">
          <text:p/>
        </draw:polyline>
        <draw:g>
          <draw:g>
            <draw:polygon draw:style-name="gr7" draw:layer="layout" svg:width="6.598cm" svg:height="0.598cm" svg:x="3.9cm" svg:y="9cm" svg:viewBox="0 0 6599 599" draw:points="0,599 0,0 6599,0 6599,599">
              <text:p/>
            </draw:polygon>
            <draw:path draw:style-name="gr2" draw:layer="layout" svg:width="6.598cm" svg:height="0.598cm" svg:x="3.9cm" svg:y="9cm" svg:viewBox="0 0 6599 599" svg:d="m0 599v-599h6599v599zm29-30v-540h6540v540z">
              <text:p/>
            </draw:path>
          </draw:g>
          <draw:frame draw:style-name="gr5" draw:layer="layout" svg:width="6.444cm" svg:height="1.081cm" svg:x="3.978cm" svg:y="8.76cm">
            <draw:text-box>
              <text:p text:style-name="P1"><text:span text:style-name="T2"><text:line-break/></text:span><text:span text:style-name="T2">Progetto e realizzazione del sistema </text:span><text:span text:style-name="T2"><text:line-break/></text:span><text:span text:style-name="T2"> </text:span></text:p>
            </draw:text-box>
          </draw:frame>
        </draw:g>
        <draw:polyline draw:style-name="gr6" draw:layer="layout" svg:width="0.299cm" svg:height="7.198cm" svg:x="3.6cm" svg:y="2.1cm" svg:viewBox="0 0 300 7199" draw:points="0,0 0,7199 300,7199">
          <text:p/>
        </draw:polyline>
        <draw:g>
          <draw:g>
            <draw:polygon draw:style-name="gr8" draw:layer="layout" svg:width="6.598cm" svg:height="0.598cm" svg:x="3.9cm" svg:y="24.3cm" svg:viewBox="0 0 6599 599" draw:points="0,599 0,0 6599,0 6599,599">
              <text:p/>
            </draw:polygon>
            <draw:path draw:style-name="gr2" draw:layer="layout" svg:width="6.598cm" svg:height="0.598cm" svg:x="3.9cm" svg:y="24.3cm" svg:viewBox="0 0 6599 599" svg:d="m0 599v-599h6599v599zm29-29v-541h6540v541z">
              <text:p/>
            </draw:path>
          </draw:g>
          <draw:frame draw:style-name="gr5" draw:layer="layout" svg:width="6.444cm" svg:height="1.081cm" svg:x="3.978cm" svg:y="24.06cm">
            <draw:text-box>
              <text:p text:style-name="P1"><text:span text:style-name="T2"><text:line-break/></text:span><text:span text:style-name="T2">Installazione, configurazione e personalizzazione</text:span><text:span text:style-name="T2"><text:line-break/></text:span><text:span text:style-name="T2"> </text:span></text:p>
            </draw:text-box>
          </draw:frame>
        </draw:g>
        <draw:polyline draw:style-name="gr6" draw:layer="layout" svg:width="0.298cm" svg:height="22.498cm" svg:x="3.6cm" svg:y="2.1cm" svg:viewBox="0 0 299 22499" draw:points="0,0 0,22499 299,22499">
          <text:p/>
        </draw:polyline>
        <draw:g>
          <draw:g>
            <draw:polygon draw:style-name="gr9" draw:layer="layout" svg:width="6.598cm" svg:height="0.598cm" svg:x="3.9cm" svg:y="27.9cm" svg:viewBox="0 0 6599 599" draw:points="0,599 0,0 6599,0 6599,599">
              <text:p/>
            </draw:polygon>
            <draw:path draw:style-name="gr2" draw:layer="layout" svg:width="6.598cm" svg:height="0.598cm" svg:x="3.9cm" svg:y="27.9cm" svg:viewBox="0 0 6599 599" svg:d="m0 599v-599h6599v599zm29-29v-541h6540v541z">
              <text:p/>
            </draw:path>
          </draw:g>
          <draw:frame draw:style-name="gr5" draw:layer="layout" svg:width="6.444cm" svg:height="1.399cm" svg:x="3.978cm" svg:y="27.501cm">
            <draw:text-box>
              <text:p text:style-name="P1"><text:span text:style-name="T2"><text:line-break/></text:span><text:span text:style-name="T3">Avvio dell'esercizio</text:span><text:span text:style-name="T3"><text:line-break/></text:span><text:span text:style-name="T3"> </text:span><text:span text:style-name="T3"><text:line-break/></text:span><text:span text:style-name="T3"/></text:p>
            </draw:text-box>
          </draw:frame>
        </draw:g>
        <draw:polyline draw:style-name="gr6" draw:layer="layout" svg:width="0.299cm" svg:height="26.098cm" svg:x="3.6cm" svg:y="2.1cm" svg:viewBox="0 0 300 26099" draw:points="0,0 0,26099 300,26099">
          <text:p/>
        </draw:polyline>
        <draw:g>
          <draw:g>
            <draw:polygon draw:style-name="gr10" draw:layer="layout" svg:width="5.998cm" svg:height="0.598cm" svg:x="7.5cm" svg:y="3.6cm" svg:viewBox="0 0 5999 599" draw:points="0,599 0,0 5999,0 5999,599">
              <text:p/>
            </draw:polygon>
            <draw:polygon draw:style-name="gr2" draw:layer="layout" svg:width="5.998cm" svg:height="0.598cm" svg:x="7.5cm" svg:y="3.6cm" svg:viewBox="0 0 5999 599" draw:points="0,599 0,0 5999,0 5999,599">
              <text:p/>
            </draw:polygon>
          </draw:g>
          <draw:frame draw:style-name="gr5" draw:layer="layout" svg:width="5.979cm" svg:height="1.399cm" svg:x="7.511cm" svg:y="3.201cm">
            <draw:text-box>
              <text:p text:style-name="P1"><text:span text:style-name="T2"><text:line-break/></text:span><text:span text:style-name="T3">Analisi esigenze</text:span><text:span text:style-name="T3"><text:line-break/></text:span><text:span text:style-name="T3"> </text:span><text:span text:style-name="T3"><text:line-break/></text:span><text:span text:style-name="T3"/></text:p>
            </draw:text-box>
          </draw:frame>
        </draw:g>
        <draw:polyline draw:style-name="gr6" draw:layer="layout" svg:width="0.298cm" svg:height="0.598cm" svg:x="7.2cm" svg:y="3.3cm" svg:viewBox="0 0 299 599" draw:points="0,0 0,599 299,599">
          <text:p/>
        </draw:polyline>
        <draw:g>
          <draw:g>
            <draw:polygon draw:style-name="gr11" draw:layer="layout" svg:width="5.998cm" svg:height="0.598cm" svg:x="7.5cm" svg:y="4.5cm" svg:viewBox="0 0 5999 599" draw:points="0,599 0,0 5999,0 5999,599">
              <text:p/>
            </draw:polygon>
            <draw:polygon draw:style-name="gr2" draw:layer="layout" svg:width="5.998cm" svg:height="0.598cm" svg:x="7.5cm" svg:y="4.5cm" svg:viewBox="0 0 5999 599" draw:points="0,599 0,0 5999,0 5999,599">
              <text:p/>
            </draw:polygon>
          </draw:g>
          <draw:frame draw:style-name="gr5" draw:layer="layout" svg:width="5.979cm" svg:height="1.081cm" svg:x="7.511cm" svg:y="4.26cm">
            <draw:text-box>
              <text:p text:style-name="P1"><text:span text:style-name="T2"><text:line-break/></text:span><text:span text:style-name="T2">Stima dei tempi e dei costi di realizzazione</text:span><text:span text:style-name="T2"><text:line-break/></text:span><text:span text:style-name="T2"> </text:span></text:p>
            </draw:text-box>
          </draw:frame>
        </draw:g>
        <draw:polyline draw:style-name="gr6" draw:layer="layout" svg:width="0.298cm" svg:height="1.499cm" svg:x="7.2cm" svg:y="3.3cm" svg:viewBox="0 0 299 1500" draw:points="0,0 0,1500 299,1500">
          <text:p/>
        </draw:polyline>
        <draw:g>
          <draw:g>
            <draw:polygon draw:style-name="gr12" draw:layer="layout" svg:width="5.998cm" svg:height="0.599cm" svg:x="7.5cm" svg:y="5.4cm" svg:viewBox="0 0 5999 600" draw:points="0,600 0,0 5999,0 5999,600">
              <text:p/>
            </draw:polygon>
            <draw:polygon draw:style-name="gr2" draw:layer="layout" svg:width="5.998cm" svg:height="0.599cm" svg:x="7.5cm" svg:y="5.4cm" svg:viewBox="0 0 5999 600" draw:points="0,600 0,0 5999,0 5999,600">
              <text:p/>
            </draw:polygon>
          </draw:g>
          <draw:frame draw:style-name="gr5" draw:layer="layout" svg:width="5.979cm" svg:height="1.081cm" svg:x="7.511cm" svg:y="5.16cm">
            <draw:text-box>
              <text:p text:style-name="P1"><text:span text:style-name="T2"><text:line-break/></text:span><text:span text:style-name="T2">Definizione della proposta di progetto</text:span><text:span text:style-name="T2"><text:line-break/></text:span><text:span text:style-name="T2"> </text:span></text:p>
            </draw:text-box>
          </draw:frame>
        </draw:g>
        <draw:polyline draw:style-name="gr6" draw:layer="layout" svg:width="0.298cm" svg:height="2.398cm" svg:x="7.2cm" svg:y="3.3cm" svg:viewBox="0 0 299 2399" draw:points="0,0 0,2399 299,2399">
          <text:p/>
        </draw:polyline>
        <draw:g>
          <draw:g>
            <draw:polygon draw:style-name="gr13" draw:layer="layout" svg:width="5.999cm" svg:height="0.598cm" svg:x="10.8cm" svg:y="6.3cm" svg:viewBox="0 0 6000 599" draw:points="0,599 0,0 6000,0 6000,599">
              <text:p/>
            </draw:polygon>
            <draw:polygon draw:style-name="gr2" draw:layer="layout" svg:width="5.999cm" svg:height="0.598cm" svg:x="10.8cm" svg:y="6.3cm" svg:viewBox="0 0 6000 599" draw:points="0,599 0,0 6000,0 6000,599">
              <text:p/>
            </draw:polygon>
          </draw:g>
          <draw:frame draw:style-name="gr5" draw:layer="layout" svg:width="5.979cm" svg:height="1.399cm" svg:x="10.81cm" svg:y="5.901cm">
            <draw:text-box>
              <text:p text:style-name="P1"><text:span text:style-name="T2"><text:line-break/></text:span><text:span text:style-name="T2">Stesura requisiti di sistema</text:span><text:span text:style-name="T2"><text:line-break/></text:span><text:span text:style-name="T3"> </text:span><text:span text:style-name="T3"><text:line-break/></text:span><text:span text:style-name="T3"/></text:p>
            </draw:text-box>
          </draw:frame>
        </draw:g>
        <draw:polyline draw:style-name="gr6" draw:layer="layout" svg:width="0.298cm" svg:height="0.598cm" svg:x="10.5cm" svg:y="6cm" svg:viewBox="0 0 299 599" draw:points="0,0 0,599 299,599">
          <text:p/>
        </draw:polyline>
        <draw:g>
          <draw:g>
            <draw:polygon draw:style-name="gr14" draw:layer="layout" svg:width="5.999cm" svg:height="0.599cm" svg:x="10.8cm" svg:y="7.2cm" svg:viewBox="0 0 6000 600" draw:points="0,600 0,0 6000,0 6000,600">
              <text:p/>
            </draw:polygon>
            <draw:polygon draw:style-name="gr2" draw:layer="layout" svg:width="5.999cm" svg:height="0.599cm" svg:x="10.8cm" svg:y="7.2cm" svg:viewBox="0 0 6000 600" draw:points="0,600 0,0 6000,0 6000,600">
              <text:p/>
            </draw:polygon>
          </draw:g>
          <draw:frame draw:style-name="gr5" draw:layer="layout" svg:width="5.979cm" svg:height="1.081cm" svg:x="10.81cm" svg:y="6.96cm">
            <draw:text-box>
              <text:p text:style-name="P1"><text:span text:style-name="T2"><text:line-break/></text:span><text:span text:style-name="T2">Approvazione requisiti</text:span><text:span text:style-name="T2"><text:line-break/></text:span><text:span text:style-name="T2"> </text:span></text:p>
            </draw:text-box>
          </draw:frame>
        </draw:g>
        <draw:polyline draw:style-name="gr6" draw:layer="layout" svg:width="0.298cm" svg:height="1.498cm" svg:x="10.5cm" svg:y="6cm" svg:viewBox="0 0 299 1499" draw:points="0,0 0,1499 299,1499">
          <text:p/>
        </draw:polyline>
        <draw:g>
          <draw:g>
            <draw:polygon draw:style-name="gr15" draw:layer="layout" svg:width="5.998cm" svg:height="0.598cm" svg:x="10.8cm" svg:y="8.1cm" svg:viewBox="0 0 5999 599" draw:points="0,599 0,0 5999,0 5999,599">
              <text:p/>
            </draw:polygon>
            <draw:polygon draw:style-name="gr2" draw:layer="layout" svg:width="5.998cm" svg:height="0.598cm" svg:x="10.8cm" svg:y="8.1cm" svg:viewBox="0 0 5999 599" draw:points="0,599 0,0 5999,0 5999,599">
              <text:p/>
            </draw:polygon>
          </draw:g>
          <draw:frame draw:style-name="gr5" draw:layer="layout" svg:width="5.979cm" svg:height="1.081cm" svg:x="10.81cm" svg:y="7.86cm">
            <draw:text-box>
              <text:p text:style-name="P1"><text:span text:style-name="T2"><text:line-break/></text:span><text:span text:style-name="T2">Congelamento requisiti</text:span><text:span text:style-name="T2"><text:line-break/></text:span><text:span text:style-name="T2"> </text:span></text:p>
            </draw:text-box>
          </draw:frame>
        </draw:g>
        <draw:polyline draw:style-name="gr6" draw:layer="layout" svg:width="0.298cm" svg:height="2.398cm" svg:x="10.5cm" svg:y="6cm" svg:viewBox="0 0 299 2399" draw:points="0,0 0,2399 299,2399">
          <text:p/>
        </draw:polyline>
        <draw:g>
          <draw:g>
            <draw:polygon draw:style-name="gr16" draw:layer="layout" svg:width="5.998cm" svg:height="0.598cm" svg:x="7.5cm" svg:y="9.9cm" svg:viewBox="0 0 5999 599" draw:points="0,599 0,0 5999,0 5999,599">
              <text:p/>
            </draw:polygon>
            <draw:polygon draw:style-name="gr2" draw:layer="layout" svg:width="5.998cm" svg:height="0.598cm" svg:x="7.5cm" svg:y="9.9cm" svg:viewBox="0 0 5999 599" draw:points="0,599 0,0 5999,0 5999,599">
              <text:p/>
            </draw:polygon>
          </draw:g>
          <draw:frame draw:style-name="gr5" draw:layer="layout" svg:width="5.979cm" svg:height="1.081cm" svg:x="7.511cm" svg:y="9.66cm">
            <draw:text-box>
              <text:p text:style-name="P1"><text:span text:style-name="T2"><text:line-break/></text:span><text:span text:style-name="T2">Costituzione del team di progetto</text:span><text:span text:style-name="T2"><text:line-break/></text:span><text:span text:style-name="T2"> </text:span></text:p>
            </draw:text-box>
          </draw:frame>
        </draw:g>
        <draw:polyline draw:style-name="gr6" draw:layer="layout" svg:width="0.298cm" svg:height="0.598cm" svg:x="7.2cm" svg:y="9.6cm" svg:viewBox="0 0 299 599" draw:points="0,0 0,599 299,599">
          <text:p/>
        </draw:polyline>
        <draw:g>
          <draw:g>
            <draw:polygon draw:style-name="gr17" draw:layer="layout" svg:width="5.998cm" svg:height="0.598cm" svg:x="7.5cm" svg:y="10.8cm" svg:viewBox="0 0 5999 599" draw:points="0,599 0,0 5999,0 5999,599">
              <text:p/>
            </draw:polygon>
            <draw:polygon draw:style-name="gr2" draw:layer="layout" svg:width="5.998cm" svg:height="0.598cm" svg:x="7.5cm" svg:y="10.8cm" svg:viewBox="0 0 5999 599" draw:points="0,599 0,0 5999,0 5999,599">
              <text:p/>
            </draw:polygon>
          </draw:g>
          <draw:frame draw:style-name="gr5" draw:layer="layout" svg:width="5.979cm" svg:height="1.081cm" svg:x="7.511cm" svg:y="10.56cm">
            <draw:text-box>
              <text:p text:style-name="P1"><text:span text:style-name="T2"><text:line-break/></text:span><text:span text:style-name="T2">Pianificazione sistema informativo</text:span><text:span text:style-name="T2"><text:line-break/></text:span><text:span text:style-name="T2"> </text:span></text:p>
            </draw:text-box>
          </draw:frame>
        </draw:g>
        <draw:polyline draw:style-name="gr6" draw:layer="layout" svg:width="0.298cm" svg:height="1.499cm" svg:x="7.2cm" svg:y="9.6cm" svg:viewBox="0 0 299 1500" draw:points="0,0 0,1500 299,1500">
          <text:p/>
        </draw:polyline>
        <draw:g>
          <draw:g>
            <draw:polygon draw:style-name="gr18" draw:layer="layout" svg:width="5.998cm" svg:height="0.598cm" svg:x="7.5cm" svg:y="15.3cm" svg:viewBox="0 0 5999 599" draw:points="0,599 0,0 5999,0 5999,599">
              <text:p/>
            </draw:polygon>
            <draw:polygon draw:style-name="gr2" draw:layer="layout" svg:width="5.998cm" svg:height="0.598cm" svg:x="7.5cm" svg:y="15.3cm" svg:viewBox="0 0 5999 599" draw:points="0,599 0,0 5999,0 5999,599">
              <text:p/>
            </draw:polygon>
          </draw:g>
          <draw:frame draw:style-name="gr5" draw:layer="layout" svg:width="5.979cm" svg:height="1.081cm" svg:x="7.511cm" svg:y="15.06cm">
            <draw:text-box>
              <text:p text:style-name="P1"><text:span text:style-name="T2"><text:line-break/></text:span><text:span text:style-name="T2">Realizzazione del sistema</text:span><text:span text:style-name="T2"><text:line-break/></text:span><text:span text:style-name="T2"> </text:span></text:p>
            </draw:text-box>
          </draw:frame>
        </draw:g>
        <draw:polyline draw:style-name="gr6" draw:layer="layout" svg:width="0.298cm" svg:height="5.999cm" svg:x="7.2cm" svg:y="9.6cm" svg:viewBox="0 0 299 6000" draw:points="0,0 0,6000 299,6000">
          <text:p/>
        </draw:polyline>
        <draw:g>
          <draw:g>
            <draw:polygon draw:style-name="gr19" draw:layer="layout" svg:width="5.998cm" svg:height="0.598cm" svg:x="10.8cm" svg:y="11.7cm" svg:viewBox="0 0 5999 599" draw:points="0,599 0,0 5999,0 5999,599">
              <text:p/>
            </draw:polygon>
            <draw:polygon draw:style-name="gr2" draw:layer="layout" svg:width="5.998cm" svg:height="0.598cm" svg:x="10.8cm" svg:y="11.7cm" svg:viewBox="0 0 5999 599" draw:points="0,599 0,0 5999,0 5999,599">
              <text:p/>
            </draw:polygon>
          </draw:g>
          <draw:frame draw:style-name="gr5" draw:layer="layout" svg:width="5.979cm" svg:height="1.018cm" svg:x="10.81cm" svg:y="11.491cm">
            <draw:text-box>
              <text:p text:style-name="P1"><text:span text:style-name="T2"><text:line-break/></text:span><text:span text:style-name="T2">Individuazione sottosistemi</text:span><text:span text:style-name="T2"><text:line-break/></text:span><text:span text:style-name="T2"/></text:p>
            </draw:text-box>
          </draw:frame>
        </draw:g>
        <draw:polyline draw:style-name="gr6" draw:layer="layout" svg:width="0.299cm" svg:height="0.598cm" svg:x="10.5cm" svg:y="11.4cm" svg:viewBox="0 0 300 599" draw:points="0,0 0,599 300,599">
          <text:p/>
        </draw:polyline>
        <draw:g>
          <draw:g>
            <draw:polygon draw:style-name="gr20" draw:layer="layout" svg:width="5.998cm" svg:height="0.598cm" svg:x="10.8cm" svg:y="14.4cm" svg:viewBox="0 0 5999 599" draw:points="0,599 0,0 5999,0 5999,599">
              <text:p/>
            </draw:polygon>
            <draw:polygon draw:style-name="gr2" draw:layer="layout" svg:width="5.998cm" svg:height="0.598cm" svg:x="10.8cm" svg:y="14.4cm" svg:viewBox="0 0 5999 599" draw:points="0,599 0,0 5999,0 5999,599">
              <text:p/>
            </draw:polygon>
          </draw:g>
          <draw:frame draw:style-name="gr5" draw:layer="layout" svg:width="5.979cm" svg:height="1.018cm" svg:x="10.81cm" svg:y="14.191cm">
            <draw:text-box>
              <text:p text:style-name="P1"><text:span text:style-name="T2"><text:line-break/></text:span><text:span text:style-name="T2">Approvazione budget spesa materiali</text:span><text:span text:style-name="T2"><text:line-break/></text:span><text:span text:style-name="T2"/></text:p>
            </draw:text-box>
          </draw:frame>
        </draw:g>
        <draw:polyline draw:style-name="gr6" draw:layer="layout" svg:width="0.298cm" svg:height="3.298cm" svg:x="10.5cm" svg:y="11.4cm" svg:viewBox="0 0 299 3299" draw:points="0,0 0,3299 299,3299">
          <text:p/>
        </draw:polyline>
        <draw:g>
          <draw:g>
            <draw:polygon draw:style-name="gr21" draw:layer="layout" svg:width="5.998cm" svg:height="0.598cm" svg:x="10.8cm" svg:y="12.6cm" svg:viewBox="0 0 5999 599" draw:points="0,599 0,0 5999,0 5999,599">
              <text:p/>
            </draw:polygon>
            <draw:polygon draw:style-name="gr2" draw:layer="layout" svg:width="5.998cm" svg:height="0.598cm" svg:x="10.8cm" svg:y="12.6cm" svg:viewBox="0 0 5999 599" draw:points="0,599 0,0 5999,0 5999,599">
              <text:p/>
            </draw:polygon>
          </draw:g>
          <draw:frame draw:style-name="gr5" draw:layer="layout" svg:width="5.979cm" svg:height="1.081cm" svg:x="10.81cm" svg:y="12.36cm">
            <draw:text-box>
              <text:p text:style-name="P1"><text:span text:style-name="T2"><text:line-break/></text:span><text:span text:style-name="T2">Selezione materiale da acquisire</text:span><text:span text:style-name="T2"><text:line-break/></text:span><text:span text:style-name="T2"> </text:span></text:p>
            </draw:text-box>
          </draw:frame>
        </draw:g>
        <draw:polyline draw:style-name="gr6" draw:layer="layout" svg:width="0.299cm" svg:height="1.498cm" svg:x="10.5cm" svg:y="11.4cm" svg:viewBox="0 0 300 1499" draw:points="0,0 0,1499 300,1499">
          <text:p/>
        </draw:polyline>
        <draw:g>
          <draw:g>
            <draw:polygon draw:style-name="gr22" draw:layer="layout" svg:width="5.398cm" svg:height="0.598cm" svg:x="14.1cm" svg:y="13.5cm" svg:viewBox="0 0 5399 599" draw:points="0,599 0,0 5399,0 5399,599">
              <text:p/>
            </draw:polygon>
            <draw:polygon draw:style-name="gr2" draw:layer="layout" svg:width="5.398cm" svg:height="0.598cm" svg:x="14.1cm" svg:y="13.5cm" svg:viewBox="0 0 5399 599" draw:points="0,599 0,0 5399,0 5399,599">
              <text:p/>
            </draw:polygon>
          </draw:g>
          <draw:frame draw:style-name="gr5" draw:layer="layout" svg:width="5.381cm" svg:height="1.018cm" svg:x="14.109cm" svg:y="13.291cm">
            <draw:text-box>
              <text:p text:style-name="P1"><text:span text:style-name="T2"><text:line-break/></text:span><text:span text:style-name="T2">Selezione fornitori</text:span><text:span text:style-name="T2"><text:line-break/></text:span><text:span text:style-name="T2"/></text:p>
            </draw:text-box>
          </draw:frame>
        </draw:g>
        <draw:polyline draw:style-name="gr6" draw:layer="layout" svg:width="0.299cm" svg:height="0.598cm" svg:x="13.8cm" svg:y="13.2cm" svg:viewBox="0 0 300 599" draw:points="0,0 0,599 300,599">
          <text:p/>
        </draw:polyline>
        <draw:g>
          <draw:g>
            <draw:polygon draw:style-name="gr23" draw:layer="layout" svg:width="5.998cm" svg:height="0.598cm" svg:x="10.8cm" svg:y="16.2cm" svg:viewBox="0 0 5999 599" draw:points="0,599 0,0 5999,0 5999,599">
              <text:p/>
            </draw:polygon>
            <draw:polygon draw:style-name="gr2" draw:layer="layout" svg:width="5.998cm" svg:height="0.598cm" svg:x="10.8cm" svg:y="16.2cm" svg:viewBox="0 0 5999 599" draw:points="0,599 0,0 5999,0 5999,599">
              <text:p/>
            </draw:polygon>
          </draw:g>
          <draw:frame draw:style-name="gr5" draw:layer="layout" svg:width="5.979cm" svg:height="1.081cm" svg:x="10.81cm" svg:y="15.96cm">
            <draw:text-box>
              <text:p text:style-name="P1"><text:span text:style-name="T2"><text:line-break/></text:span><text:span text:style-name="T2">Acquisizione hardware e software</text:span><text:span text:style-name="T2"><text:line-break/></text:span><text:span text:style-name="T2"> </text:span></text:p>
            </draw:text-box>
          </draw:frame>
        </draw:g>
        <draw:polyline draw:style-name="gr6" draw:layer="layout" svg:width="0.298cm" svg:height="0.599cm" svg:x="10.5cm" svg:y="15.9cm" svg:viewBox="0 0 299 600" draw:points="0,0 0,600 299,600">
          <text:p/>
        </draw:polyline>
        <draw:g>
          <draw:g>
            <draw:polygon draw:style-name="gr24" draw:layer="layout" svg:width="5.998cm" svg:height="0.598cm" svg:x="10.8cm" svg:y="23.4cm" svg:viewBox="0 0 5999 599" draw:points="0,599 0,0 5999,0 5999,599">
              <text:p/>
            </draw:polygon>
            <draw:polygon draw:style-name="gr2" draw:layer="layout" svg:width="5.998cm" svg:height="0.598cm" svg:x="10.8cm" svg:y="23.4cm" svg:viewBox="0 0 5999 599" draw:points="0,599 0,0 5999,0 5999,599">
              <text:p/>
            </draw:polygon>
          </draw:g>
          <draw:frame draw:style-name="gr5" draw:layer="layout" svg:width="5.979cm" svg:height="1.081cm" svg:x="10.81cm" svg:y="23.16cm">
            <draw:text-box>
              <text:p text:style-name="P1"><text:span text:style-name="T2"><text:line-break/></text:span><text:span text:style-name="T2">Test di sistema</text:span><text:span text:style-name="T2"><text:line-break/></text:span><text:span text:style-name="T2"> </text:span></text:p>
            </draw:text-box>
          </draw:frame>
        </draw:g>
        <draw:polyline draw:style-name="gr6" draw:layer="layout" svg:width="0.298cm" svg:height="7.799cm" svg:x="10.5cm" svg:y="15.9cm" svg:viewBox="0 0 299 7800" draw:points="0,0 0,7800 299,7800">
          <text:p/>
        </draw:polyline>
        <draw:g>
          <draw:g>
            <draw:polygon draw:style-name="gr25" draw:layer="layout" svg:width="5.998cm" svg:height="0.598cm" svg:x="10.8cm" svg:y="17.1cm" svg:viewBox="0 0 5999 599" draw:points="0,599 0,0 5999,0 5999,599">
              <text:p/>
            </draw:polygon>
            <draw:polygon draw:style-name="gr2" draw:layer="layout" svg:width="5.998cm" svg:height="0.598cm" svg:x="10.8cm" svg:y="17.1cm" svg:viewBox="0 0 5999 599" draw:points="0,599 0,0 5999,0 5999,599">
              <text:p/>
            </draw:polygon>
          </draw:g>
          <draw:frame draw:style-name="gr5" draw:layer="layout" svg:width="5.979cm" svg:height="1.018cm" svg:x="10.81cm" svg:y="16.891cm">
            <draw:text-box>
              <text:p text:style-name="P1"><text:span text:style-name="T2"><text:line-break/></text:span><text:span text:style-name="T2">Realizzazione sottosistemi</text:span><text:span text:style-name="T2"><text:line-break/></text:span><text:span text:style-name="T2"/></text:p>
            </draw:text-box>
          </draw:frame>
        </draw:g>
        <draw:polyline draw:style-name="gr6" draw:layer="layout" svg:width="0.298cm" svg:height="1.499cm" svg:x="10.5cm" svg:y="15.9cm" svg:viewBox="0 0 299 1500" draw:points="0,0 0,1500 299,1500">
          <text:p/>
        </draw:polyline>
        <draw:g>
          <draw:g>
            <draw:polygon draw:style-name="gr26" draw:layer="layout" svg:width="5.998cm" svg:height="0.598cm" svg:x="10.8cm" svg:y="22.5cm" svg:viewBox="0 0 5999 599" draw:points="0,599 0,0 5999,0 5999,599">
              <text:p/>
            </draw:polygon>
            <draw:polygon draw:style-name="gr2" draw:layer="layout" svg:width="5.998cm" svg:height="0.598cm" svg:x="10.8cm" svg:y="22.5cm" svg:viewBox="0 0 5999 599" draw:points="0,599 0,0 5999,0 5999,599">
              <text:p/>
            </draw:polygon>
          </draw:g>
          <draw:frame draw:style-name="gr5" draw:layer="layout" svg:width="5.979cm" svg:height="1.081cm" svg:x="10.81cm" svg:y="22.26cm">
            <draw:text-box>
              <text:p text:style-name="P1"><text:span text:style-name="T2"><text:line-break/></text:span><text:span text:style-name="T2">Integrazione sottosistemi</text:span><text:span text:style-name="T2"><text:line-break/></text:span><text:span text:style-name="T2"> </text:span></text:p>
            </draw:text-box>
          </draw:frame>
        </draw:g>
        <draw:polyline draw:style-name="gr6" draw:layer="layout" svg:width="0.298cm" svg:height="6.898cm" svg:x="10.5cm" svg:y="15.9cm" svg:viewBox="0 0 299 6899" draw:points="0,0 0,6899 299,6899">
          <text:p/>
        </draw:polyline>
        <draw:g>
          <draw:g>
            <draw:polygon draw:style-name="gr27" draw:layer="layout" svg:width="5.998cm" svg:height="0.598cm" svg:x="10.8cm" svg:y="19.8cm" svg:viewBox="0 0 5999 599" draw:points="0,599 0,0 5999,0 5999,599">
              <text:p/>
            </draw:polygon>
            <draw:polygon draw:style-name="gr2" draw:layer="layout" svg:width="5.998cm" svg:height="0.598cm" svg:x="10.8cm" svg:y="19.8cm" svg:viewBox="0 0 5999 599" draw:points="0,599 0,0 5999,0 5999,599">
              <text:p/>
            </draw:polygon>
          </draw:g>
          <draw:frame draw:style-name="gr5" draw:layer="layout" svg:width="5.979cm" svg:height="1.081cm" svg:x="10.81cm" svg:y="19.56cm">
            <draw:text-box>
              <text:p text:style-name="P1"><text:span text:style-name="T2"><text:line-break/></text:span><text:span text:style-name="T2">Realizzazione documentazione di sistema</text:span><text:span text:style-name="T2"><text:line-break/></text:span><text:span text:style-name="T2"> </text:span></text:p>
            </draw:text-box>
          </draw:frame>
        </draw:g>
        <draw:polyline draw:style-name="gr6" draw:layer="layout" svg:width="0.298cm" svg:height="4.198cm" svg:x="10.5cm" svg:y="15.9cm" svg:viewBox="0 0 299 4199" draw:points="0,0 0,4199 299,4199">
          <text:p/>
        </draw:polyline>
        <draw:g>
          <draw:g>
            <draw:polygon draw:style-name="gr28" draw:layer="layout" svg:width="5.398cm" svg:height="0.598cm" svg:x="14.1cm" svg:y="18cm" svg:viewBox="0 0 5399 599" draw:points="0,599 0,0 5399,0 5399,599">
              <text:p/>
            </draw:polygon>
            <draw:polygon draw:style-name="gr2" draw:layer="layout" svg:width="5.398cm" svg:height="0.598cm" svg:x="14.1cm" svg:y="18cm" svg:viewBox="0 0 5399 599" draw:points="0,599 0,0 5399,0 5399,599">
              <text:p/>
            </draw:polygon>
          </draw:g>
          <draw:frame draw:style-name="gr5" draw:layer="layout" svg:width="5.381cm" svg:height="1.018cm" svg:x="14.109cm" svg:y="17.791cm">
            <draw:text-box>
              <text:p text:style-name="P1"><text:span text:style-name="T2"><text:line-break/></text:span><text:span text:style-name="T2">Test sottosistemi</text:span><text:span text:style-name="T2"><text:line-break/></text:span><text:span text:style-name="T2"/></text:p>
            </draw:text-box>
          </draw:frame>
        </draw:g>
        <draw:polyline draw:style-name="gr6" draw:layer="layout" svg:width="0.298cm" svg:height="0.598cm" svg:x="13.8cm" svg:y="17.7cm" svg:viewBox="0 0 299 599" draw:points="0,0 0,599 299,599">
          <text:p/>
        </draw:polyline>
        <draw:g>
          <draw:g>
            <draw:polygon draw:style-name="gr29" draw:layer="layout" svg:width="5.398cm" svg:height="0.598cm" svg:x="14.1cm" svg:y="18.9cm" svg:viewBox="0 0 5399 599" draw:points="0,599 0,0 5399,0 5399,599">
              <text:p/>
            </draw:polygon>
            <draw:polygon draw:style-name="gr2" draw:layer="layout" svg:width="5.398cm" svg:height="0.598cm" svg:x="14.1cm" svg:y="18.9cm" svg:viewBox="0 0 5399 599" draw:points="0,599 0,0 5399,0 5399,599">
              <text:p/>
            </draw:polygon>
          </draw:g>
          <draw:frame draw:style-name="gr5" draw:layer="layout" svg:width="5.381cm" svg:height="1.081cm" svg:x="14.109cm" svg:y="18.66cm">
            <draw:text-box>
              <text:p text:style-name="P1"><text:span text:style-name="T2"><text:line-break/></text:span><text:span text:style-name="T2">Soluzione criticità e revisioni</text:span><text:span text:style-name="T2"><text:line-break/></text:span><text:span text:style-name="T2"> </text:span></text:p>
            </draw:text-box>
          </draw:frame>
        </draw:g>
        <draw:polyline draw:style-name="gr6" draw:layer="layout" svg:width="0.299cm" svg:height="1.499cm" svg:x="13.8cm" svg:y="17.7cm" svg:viewBox="0 0 300 1500" draw:points="0,0 0,1500 300,1500">
          <text:p/>
        </draw:polyline>
        <draw:g>
          <draw:g>
            <draw:polygon draw:style-name="gr30" draw:layer="layout" svg:width="5.399cm" svg:height="0.598cm" svg:x="14.1cm" svg:y="20.7cm" svg:viewBox="0 0 5400 599" draw:points="0,599 0,0 5400,0 5400,599">
              <text:p/>
            </draw:polygon>
            <draw:polygon draw:style-name="gr2" draw:layer="layout" svg:width="5.399cm" svg:height="0.598cm" svg:x="14.1cm" svg:y="20.7cm" svg:viewBox="0 0 5400 599" draw:points="0,599 0,0 5400,0 5400,599">
              <text:p/>
            </draw:polygon>
          </draw:g>
          <draw:frame draw:style-name="gr5" draw:layer="layout" svg:width="5.381cm" svg:height="1.081cm" svg:x="14.109cm" svg:y="20.46cm">
            <draw:text-box>
              <text:p text:style-name="P1"><text:span text:style-name="T2"><text:line-break/></text:span><text:span text:style-name="T2">Manuale gestione di rete e sistema</text:span><text:span text:style-name="T2"><text:line-break/></text:span><text:span text:style-name="T2"> </text:span></text:p>
            </draw:text-box>
          </draw:frame>
        </draw:g>
        <draw:polyline draw:style-name="gr6" draw:layer="layout" svg:width="0.298cm" svg:height="0.599cm" svg:x="13.8cm" svg:y="20.4cm" svg:viewBox="0 0 299 600" draw:points="0,0 0,600 299,600">
          <text:p/>
        </draw:polyline>
        <draw:g>
          <draw:g>
            <draw:polygon draw:style-name="gr31" draw:layer="layout" svg:width="5.399cm" svg:height="0.598cm" svg:x="14.1cm" svg:y="21.6cm" svg:viewBox="0 0 5400 599" draw:points="0,599 0,0 5400,0 5400,599">
              <text:p/>
            </draw:polygon>
            <draw:polygon draw:style-name="gr2" draw:layer="layout" svg:width="5.399cm" svg:height="0.598cm" svg:x="14.1cm" svg:y="21.6cm" svg:viewBox="0 0 5400 599" draw:points="0,599 0,0 5400,0 5400,599">
              <text:p/>
            </draw:polygon>
          </draw:g>
          <draw:frame draw:style-name="gr5" draw:layer="layout" svg:width="5.381cm" svg:height="1.081cm" svg:x="14.109cm" svg:y="21.36cm">
            <draw:text-box>
              <text:p text:style-name="P1"><text:span text:style-name="T2"><text:line-break/></text:span><text:span text:style-name="T2">Manuale utente</text:span><text:span text:style-name="T2"><text:line-break/></text:span><text:span text:style-name="T2"> </text:span></text:p>
            </draw:text-box>
          </draw:frame>
        </draw:g>
        <draw:polyline draw:style-name="gr6" draw:layer="layout" svg:width="0.298cm" svg:height="1.499cm" svg:x="13.8cm" svg:y="20.4cm" svg:viewBox="0 0 299 1500" draw:points="0,0 0,1500 299,1500">
          <text:p/>
        </draw:polyline>
        <draw:g>
          <draw:g>
            <draw:polygon draw:style-name="gr32" draw:layer="layout" svg:width="5.998cm" svg:height="0.599cm" svg:x="7.5cm" svg:y="25.2cm" svg:viewBox="0 0 5999 600" draw:points="0,600 0,0 5999,0 5999,600">
              <text:p/>
            </draw:polygon>
            <draw:polygon draw:style-name="gr2" draw:layer="layout" svg:width="5.998cm" svg:height="0.599cm" svg:x="7.5cm" svg:y="25.2cm" svg:viewBox="0 0 5999 600" draw:points="0,600 0,0 5999,0 5999,600">
              <text:p/>
            </draw:polygon>
          </draw:g>
          <draw:frame draw:style-name="gr5" draw:layer="layout" svg:width="5.979cm" svg:height="1.081cm" svg:x="7.511cm" svg:y="24.96cm">
            <draw:text-box>
              <text:p text:style-name="P1"><text:span text:style-name="T2"><text:line-break/></text:span><text:span text:style-name="T2">Installazione rete e hardware di sistema</text:span><text:span text:style-name="T2"><text:line-break/></text:span><text:span text:style-name="T2"> </text:span></text:p>
            </draw:text-box>
          </draw:frame>
        </draw:g>
        <draw:polyline draw:style-name="gr6" draw:layer="layout" svg:width="0.299cm" svg:height="0.599cm" svg:x="7.2cm" svg:y="24.9cm" svg:viewBox="0 0 300 600" draw:points="0,0 0,600 300,600">
          <text:p/>
        </draw:polyline>
        <draw:g>
          <draw:g>
            <draw:polygon draw:style-name="gr33" draw:layer="layout" svg:width="5.998cm" svg:height="0.598cm" svg:x="7.5cm" svg:y="27cm" svg:viewBox="0 0 5999 599" draw:points="0,599 0,0 5999,0 5999,599">
              <text:p/>
            </draw:polygon>
            <draw:polygon draw:style-name="gr2" draw:layer="layout" svg:width="5.998cm" svg:height="0.598cm" svg:x="7.5cm" svg:y="27cm" svg:viewBox="0 0 5999 599" draw:points="0,599 0,0 5999,0 5999,599">
              <text:p/>
            </draw:polygon>
          </draw:g>
          <draw:frame draw:style-name="gr5" draw:layer="layout" svg:width="5.979cm" svg:height="1.081cm" svg:x="7.511cm" svg:y="26.76cm">
            <draw:text-box>
              <text:p text:style-name="P1"><text:span text:style-name="T2"><text:line-break/></text:span><text:span text:style-name="T2">Definizione e configurazione profili utente</text:span><text:span text:style-name="T2"><text:line-break/></text:span><text:span text:style-name="T2"> </text:span></text:p>
            </draw:text-box>
          </draw:frame>
        </draw:g>
        <draw:polyline draw:style-name="gr6" draw:layer="layout" svg:width="0.299cm" svg:height="2.398cm" svg:x="7.2cm" svg:y="24.9cm" svg:viewBox="0 0 300 2399" draw:points="0,0 0,2399 300,2399">
          <text:p/>
        </draw:polyline>
        <draw:g>
          <draw:g>
            <draw:polygon draw:style-name="gr34" draw:layer="layout" svg:width="5.998cm" svg:height="0.598cm" svg:x="7.5cm" svg:y="26.1cm" svg:viewBox="0 0 5999 599" draw:points="0,599 0,0 5999,0 5999,599">
              <text:p/>
            </draw:polygon>
            <draw:polygon draw:style-name="gr2" draw:layer="layout" svg:width="5.998cm" svg:height="0.598cm" svg:x="7.5cm" svg:y="26.1cm" svg:viewBox="0 0 5999 599" draw:points="0,599 0,0 5999,0 5999,599">
              <text:p/>
            </draw:polygon>
          </draw:g>
          <draw:frame draw:style-name="gr5" draw:layer="layout" svg:width="5.979cm" svg:height="1.081cm" svg:x="7.511cm" svg:y="25.86cm">
            <draw:text-box>
              <text:p text:style-name="P1"><text:span text:style-name="T2"><text:line-break/></text:span><text:span text:style-name="T2">Installazione e configurazione software</text:span><text:span text:style-name="T2"><text:line-break/></text:span><text:span text:style-name="T2"> </text:span></text:p>
            </draw:text-box>
          </draw:frame>
        </draw:g>
        <draw:polyline draw:style-name="gr6" draw:layer="layout" svg:width="0.299cm" svg:height="1.499cm" svg:x="7.2cm" svg:y="24.9cm" svg:viewBox="0 0 300 1500" draw:points="0,0 0,1500 300,150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5f_1" draw:display-name="Gradient_1" draw:style="linear" draw:start-color="#ffffff" draw:end-color="#f0f0f0" draw:start-intensity="100%" draw:end-intensity="100%" draw:angle="0" draw:border="0%"/>
    <draw:gradient draw:name="Gradient_5f_10" draw:display-name="Gradient_10" draw:style="linear" draw:start-color="#ffffff" draw:end-color="#f0f0f0" draw:start-intensity="100%" draw:end-intensity="100%" draw:angle="0" draw:border="0%"/>
    <draw:gradient draw:name="Gradient_5f_11" draw:display-name="Gradient_11" draw:style="linear" draw:start-color="#ffffff" draw:end-color="#f0f0f0" draw:start-intensity="100%" draw:end-intensity="100%" draw:angle="0" draw:border="0%"/>
    <draw:gradient draw:name="Gradient_5f_12" draw:display-name="Gradient_12" draw:style="linear" draw:start-color="#ffffff" draw:end-color="#f0f0f0" draw:start-intensity="100%" draw:end-intensity="100%" draw:angle="0" draw:border="0%"/>
    <draw:gradient draw:name="Gradient_5f_13" draw:display-name="Gradient_13" draw:style="linear" draw:start-color="#ffffff" draw:end-color="#f0f0f0" draw:start-intensity="100%" draw:end-intensity="100%" draw:angle="0" draw:border="0%"/>
    <draw:gradient draw:name="Gradient_5f_14" draw:display-name="Gradient_14" draw:style="linear" draw:start-color="#ffffff" draw:end-color="#f0f0f0" draw:start-intensity="100%" draw:end-intensity="100%" draw:angle="0" draw:border="0%"/>
    <draw:gradient draw:name="Gradient_5f_15" draw:display-name="Gradient_15" draw:style="linear" draw:start-color="#ffffff" draw:end-color="#f0f0f0" draw:start-intensity="100%" draw:end-intensity="100%" draw:angle="0" draw:border="0%"/>
    <draw:gradient draw:name="Gradient_5f_16" draw:display-name="Gradient_16" draw:style="linear" draw:start-color="#ffffff" draw:end-color="#f0f0f0" draw:start-intensity="100%" draw:end-intensity="100%" draw:angle="0" draw:border="0%"/>
    <draw:gradient draw:name="Gradient_5f_17" draw:display-name="Gradient_17" draw:style="linear" draw:start-color="#ffffff" draw:end-color="#f0f0f0" draw:start-intensity="100%" draw:end-intensity="100%" draw:angle="0" draw:border="0%"/>
    <draw:gradient draw:name="Gradient_5f_18" draw:display-name="Gradient_18" draw:style="linear" draw:start-color="#ffffff" draw:end-color="#f0f0f0" draw:start-intensity="100%" draw:end-intensity="100%" draw:angle="0" draw:border="0%"/>
    <draw:gradient draw:name="Gradient_5f_19" draw:display-name="Gradient_19" draw:style="linear" draw:start-color="#ffffff" draw:end-color="#f0f0f0" draw:start-intensity="100%" draw:end-intensity="100%" draw:angle="0" draw:border="0%"/>
    <draw:gradient draw:name="Gradient_5f_2" draw:display-name="Gradient_2" draw:style="linear" draw:start-color="#ffffff" draw:end-color="#f0f0f0" draw:start-intensity="100%" draw:end-intensity="100%" draw:angle="0" draw:border="0%"/>
    <draw:gradient draw:name="Gradient_5f_20" draw:display-name="Gradient_20" draw:style="linear" draw:start-color="#ffffff" draw:end-color="#f0f0f0" draw:start-intensity="100%" draw:end-intensity="100%" draw:angle="0" draw:border="0%"/>
    <draw:gradient draw:name="Gradient_5f_21" draw:display-name="Gradient_21" draw:style="linear" draw:start-color="#ffffff" draw:end-color="#f0f0f0" draw:start-intensity="100%" draw:end-intensity="100%" draw:angle="0" draw:border="0%"/>
    <draw:gradient draw:name="Gradient_5f_22" draw:display-name="Gradient_22" draw:style="linear" draw:start-color="#ffffff" draw:end-color="#f0f0f0" draw:start-intensity="100%" draw:end-intensity="100%" draw:angle="0" draw:border="0%"/>
    <draw:gradient draw:name="Gradient_5f_23" draw:display-name="Gradient_23" draw:style="linear" draw:start-color="#ffffff" draw:end-color="#f0f0f0" draw:start-intensity="100%" draw:end-intensity="100%" draw:angle="0" draw:border="0%"/>
    <draw:gradient draw:name="Gradient_5f_24" draw:display-name="Gradient_24" draw:style="linear" draw:start-color="#ffffff" draw:end-color="#f0f0f0" draw:start-intensity="100%" draw:end-intensity="100%" draw:angle="0" draw:border="0%"/>
    <draw:gradient draw:name="Gradient_5f_25" draw:display-name="Gradient_25" draw:style="linear" draw:start-color="#ffffff" draw:end-color="#f0f0f0" draw:start-intensity="100%" draw:end-intensity="100%" draw:angle="0" draw:border="0%"/>
    <draw:gradient draw:name="Gradient_5f_26" draw:display-name="Gradient_26" draw:style="linear" draw:start-color="#ffffff" draw:end-color="#f0f0f0" draw:start-intensity="100%" draw:end-intensity="100%" draw:angle="0" draw:border="0%"/>
    <draw:gradient draw:name="Gradient_5f_27" draw:display-name="Gradient_27" draw:style="linear" draw:start-color="#ffffff" draw:end-color="#f0f0f0" draw:start-intensity="100%" draw:end-intensity="100%" draw:angle="0" draw:border="0%"/>
    <draw:gradient draw:name="Gradient_5f_28" draw:display-name="Gradient_28" draw:style="linear" draw:start-color="#ffffff" draw:end-color="#f0f0f0" draw:start-intensity="100%" draw:end-intensity="100%" draw:angle="0" draw:border="0%"/>
    <draw:gradient draw:name="Gradient_5f_29" draw:display-name="Gradient_29" draw:style="linear" draw:start-color="#ffffff" draw:end-color="#f0f0f0" draw:start-intensity="100%" draw:end-intensity="100%" draw:angle="0" draw:border="0%"/>
    <draw:gradient draw:name="Gradient_5f_3" draw:display-name="Gradient_3" draw:style="linear" draw:start-color="#ffffff" draw:end-color="#f0f0f0" draw:start-intensity="100%" draw:end-intensity="100%" draw:angle="0" draw:border="0%"/>
    <draw:gradient draw:name="Gradient_5f_30" draw:display-name="Gradient_30" draw:style="linear" draw:start-color="#ffffff" draw:end-color="#f0f0f0" draw:start-intensity="100%" draw:end-intensity="100%" draw:angle="0" draw:border="0%"/>
    <draw:gradient draw:name="Gradient_5f_4" draw:display-name="Gradient_4" draw:style="linear" draw:start-color="#ffffff" draw:end-color="#f0f0f0" draw:start-intensity="100%" draw:end-intensity="100%" draw:angle="0" draw:border="0%"/>
    <draw:gradient draw:name="Gradient_5f_5" draw:display-name="Gradient_5" draw:style="linear" draw:start-color="#ffffff" draw:end-color="#f0f0f0" draw:start-intensity="100%" draw:end-intensity="100%" draw:angle="0" draw:border="0%"/>
    <draw:gradient draw:name="Gradient_5f_6" draw:display-name="Gradient_6" draw:style="linear" draw:start-color="#ffffff" draw:end-color="#f0f0f0" draw:start-intensity="100%" draw:end-intensity="100%" draw:angle="0" draw:border="0%"/>
    <draw:gradient draw:name="Gradient_5f_7" draw:display-name="Gradient_7" draw:style="linear" draw:start-color="#ffffff" draw:end-color="#f0f0f0" draw:start-intensity="100%" draw:end-intensity="100%" draw:angle="0" draw:border="0%"/>
    <draw:gradient draw:name="Gradient_5f_8" draw:display-name="Gradient_8" draw:style="linear" draw:start-color="#ffffff" draw:end-color="#f0f0f0" draw:start-intensity="100%" draw:end-intensity="100%" draw:angle="0" draw:border="0%"/>
    <draw:gradient draw:name="Gradient_5f_9" draw:display-name="Gradient_9" draw:style="linear" draw:start-color="#ffffff" draw:end-color="#f0f0f0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0-07T21:01:28.53</dc:date>
    <meta:document-statistic meta:object-count="179"/>
    <meta:generator>LibreOffice/4.0.4.2$Windows_x86 LibreOffice_project/9e9821abd0ffdbc09cd8c52eaa574fa09eb08f2</meta:generator>
  </office:meta>
</office:document-meta>
</file>